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Close_20_dotted" svg:stroke-width="0cm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4.2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4.2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2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8pt" style:font-size-complex="18pt"/>
    </style:style>
    <style:style style:name="P5" style:family="paragraph">
      <style:text-properties fo:font-size="12pt" fo:font-weight="bold" style:font-size-asian="18pt" style:font-weight-asian="bold" style:font-size-complex="18pt" style:font-weight-complex="bold"/>
    </style:style>
    <style:style style:name="T1" style:family="text">
      <style:text-properties fo:font-size="12pt" style:font-size-asian="14pt" style:font-size-complex="14pt"/>
    </style:style>
    <style:style style:name="T2" style:family="text">
      <style:text-properties fo:font-size="9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2pt" fo:font-weight="bold" style:font-size-asian="18pt" style:font-weight-asian="bold" style:font-size-complex="18pt" style:font-weight-complex="bold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3.7cm" svg:height="1.7cm" svg:x="7.797cm" svg:y="0.456cm">
          <text:p text:style-name="P1"><text:span text:style-name="T1">Protocol inpu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7cm" svg:height="1.7cm" svg:x="7.797cm" svg:y="8.399cm">
          <text:p text:style-name="P1"><text:span text:style-name="T1">Protocol libra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7cm" svg:height="1.7cm" svg:x="10.9cm" svg:y="4.1cm">
          <text:p text:style-name="P1"><text:span text:style-name="T1">Imported protocol librari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7cm" svg:height="1.7cm" svg:x="7.797cm" svg:y="11.399cm">
          <text:p text:style-name="P1"><text:span text:style-name="T1">Post-process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7cm" svg:height="1.7cm" svg:x="4.267cm" svg:y="5.9cm">
          <text:p text:style-name="P1"><text:span text:style-name="T1">Simulation resul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7cm" svg:height="1.7cm" svg:x="1.297cm" svg:y="0.499cm">
          <text:p text:style-name="P1"><text:span text:style-name="T1">Model variab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7cm" svg:height="1.7cm" svg:x="1.2cm" svg:y="18.1cm">
          <text:p text:style-name="P1"><text:span text:style-name="T1">Function 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7cm" svg:height="1.7cm" svg:x="1.199cm" svg:y="15.499cm">
          <text:p text:style-name="P1"><text:span text:style-name="T1">Statically enclosing sco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7cm" svg:height="1.7cm" svg:x="1.649cm" svg:y="8.4cm">
          <text:p text:style-name="P1"><text:span text:style-name="T1">Running simulation</text:span></text:p>
          <text:p text:style-name="P1"><text:span text:style-name="T2">(used for ranges and modifier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3.7cm" svg:height="1.7cm" svg:x="1.649cm" svg:y="10.999cm">
          <text:p text:style-name="P1"><text:span text:style-name="T1">Nested running simulation</text:span></text:p>
          <text:p text:style-name="P1"><text:span text:style-name="T2">(delegates to next outer loop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7cm" svg:height="1.7cm" svg:x="9.1cm" svg:y="14.7cm">
          <text:p text:style-name="P1"><text:span text:style-name="T1">Protocol output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05cm" svg:y1="18.1cm" svg:x2="3.049cm" svg:y2="17.199cm" draw:start-shape="id1" draw:start-glue-point="0" draw:end-shape="id2" draw:end-glue-point="2" svg:d="m3050 18100v-450h-1v-451">
          <text:p/>
        </draw:connector>
        <draw:connector draw:style-name="gr3" draw:text-style-name="P3" draw:layer="layout" svg:x1="9.647cm" svg:y1="13.099cm" svg:x2="10.95cm" svg:y2="14.7cm" draw:start-shape="id3" draw:start-glue-point="2" draw:end-shape="id4" draw:end-glue-point="0" svg:d="m9647 13099v801h1303v800">
          <text:p/>
        </draw:connector>
        <draw:frame draw:style-name="gr4" draw:text-style-name="P1" draw:layer="layout" svg:width="2.678cm" svg:height="0.64cm" svg:x="9.6cm" svg:y="13.3cm">
          <draw:text-box>
            <text:p text:style-name="P1"><text:span text:style-name="T3">Values copied</text:span></text:p>
          </draw:text-box>
        </draw:frame>
        <draw:connector draw:style-name="gr2" draw:text-style-name="P1" draw:layer="layout" svg:x1="9.647cm" svg:y1="8.399cm" svg:x2="9.647cm" svg:y2="2.156cm" draw:start-shape="id5" draw:start-glue-point="0" draw:end-shape="id6" draw:end-glue-point="2" svg:d="m9647 8399v-6243">
          <text:p/>
        </draw:connector>
        <draw:connector draw:style-name="gr5" draw:text-style-name="P1" draw:layer="layout" svg:x1="11.497cm" svg:y1="9.249cm" svg:x2="12.75cm" svg:y2="5.8cm" draw:start-shape="id5" draw:start-glue-point="1" draw:end-shape="id7" draw:end-glue-point="2" svg:d="m11497 9249h1253v-3449">
          <text:p/>
        </draw:connector>
        <draw:connector draw:style-name="gr5" draw:text-style-name="P1" draw:layer="layout" draw:type="line" svg:x1="9.647cm" svg:y1="8.399cm" svg:x2="7.967cm" svg:y2="6.75cm" draw:start-shape="id5" draw:start-glue-point="0" draw:end-shape="id8" draw:end-glue-point="1" svg:d="m9647 8399-1680-1649">
          <text:p/>
        </draw:connector>
        <draw:connector draw:style-name="gr5" draw:text-style-name="P1" draw:layer="layout" svg:x1="6.117cm" svg:y1="5.9cm" svg:x2="4.997cm" svg:y2="1.349cm" draw:start-shape="id8" draw:end-shape="id9" draw:end-glue-point="1" svg:d="m6117 5900v-4551h-1120">
          <text:p/>
        </draw:connector>
        <draw:connector draw:style-name="gr2" draw:text-style-name="P1" draw:layer="layout" svg:x1="5.349cm" svg:y1="9.25cm" svg:x2="7.797cm" svg:y2="9.249cm" draw:start-shape="id10" draw:end-shape="id5" draw:end-glue-point="3" svg:d="m5349 9250h1224v-1h1224">
          <text:p/>
        </draw:connector>
        <draw:connector draw:style-name="gr5" draw:text-style-name="P1" draw:layer="layout" svg:x1="1.649cm" svg:y1="9.25cm" svg:x2="1.297cm" svg:y2="1.349cm" draw:start-shape="id10" draw:start-glue-point="3" draw:end-shape="id9" draw:end-glue-point="3" svg:d="m1649 9250h-853v-7901h501">
          <text:p/>
        </draw:connector>
        <draw:connector draw:style-name="gr2" draw:text-style-name="P1" draw:layer="layout" svg:x1="3.499cm" svg:y1="10.999cm" svg:x2="3.499cm" svg:y2="10.1cm" draw:start-shape="id11" draw:end-shape="id10" draw:end-glue-point="2" svg:d="m3499 10999v-899">
          <text:p/>
        </draw:connector>
        <draw:connector draw:style-name="gr2" draw:text-style-name="P1" draw:layer="layout" svg:x1="9.647cm" svg:y1="11.399cm" svg:x2="9.647cm" svg:y2="10.099cm" draw:start-shape="id3" draw:start-glue-point="0" draw:end-shape="id5" draw:end-glue-point="2" svg:d="m9647 11399v-1300">
          <text:p/>
        </draw:connector>
        <draw:connector draw:style-name="gr2" draw:text-style-name="P1" draw:layer="layout" draw:line-skew="0.599cm" svg:x1="7.201cm" svg:y1="18.335cm" svg:x2="9.201cm" svg:y2="18.339cm" svg:d="m7201 18335h1599v4h401">
          <text:p/>
        </draw:connector>
        <draw:connector draw:style-name="gr5" draw:text-style-name="P1" draw:layer="layout" draw:line-skew="0.602cm" svg:x1="7.196cm" svg:y1="19.473cm" svg:x2="9.2cm" svg:y2="19.474cm" svg:d="m7196 19473h1604v1h400">
          <text:p/>
        </draw:connector>
        <draw:frame draw:style-name="gr4" draw:text-style-name="P4" draw:layer="layout" svg:width="3.931cm" svg:height="0.725cm" svg:x="9.2cm" svg:y="18cm">
          <draw:text-box>
            <text:p><text:span text:style-name="T4">Default delegation</text:span></text:p>
          </draw:text-box>
        </draw:frame>
        <draw:frame draw:style-name="gr4" draw:text-style-name="P4" draw:layer="layout" svg:width="4.553cm" svg:height="0.725cm" svg:x="9.201cm" svg:y="19.101cm">
          <draw:text-box>
            <text:p><text:span text:style-name="T4">Delegation with prefix</text:span></text:p>
          </draw:text-box>
        </draw:frame>
        <draw:frame draw:style-name="gr4" draw:text-style-name="P5" draw:layer="layout" svg:width="1.268cm" svg:height="0.738cm" svg:x="6.901cm" svg:y="17.301cm">
          <draw:text-box>
            <text:p><text:span text:style-name="T5">Key</text:span></text:p>
          </draw:text-box>
        </draw:frame>
        <draw:custom-shape draw:style-name="gr6" draw:text-style-name="P1" draw:layer="layout" svg:width="6.9cm" svg:height="2.7cm" svg:x="6.9cm" svg:y="17.3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4.778cm" svg:height="0.64cm" draw:transform="rotate (1.5707963267949) translate (0.112cm 7.178cm)">
          <draw:text-box>
            <text:p text:style-name="P1"><text:span text:style-name="T3">Ontology namespace prefix</text:span></text:p>
          </draw:text-box>
        </draw:frame>
        <draw:frame draw:style-name="gr4" draw:text-style-name="P1" draw:layer="layout" svg:width="1.404cm" svg:height="0.64cm" svg:x="7.278cm" svg:y="18.978cm">
          <draw:text-box>
            <text:p text:style-name="P1"><text:span text:style-name="T3">Prefix</text:span></text:p>
          </draw:text-box>
        </draw:frame>
        <draw:frame draw:style-name="gr4" draw:text-style-name="P1" draw:layer="layout" svg:width="1.505cm" svg:height="1.029cm" svg:x="11.47cm" svg:y="8.274cm">
          <draw:text-box>
            <text:p text:style-name="P1"><text:span text:style-name="T3">Import</text:span></text:p>
            <text:p text:style-name="P1"><text:span text:style-name="T3">prefix</text:span></text:p>
          </draw:text-box>
        </draw:frame>
        <draw:frame draw:style-name="gr8" draw:text-style-name="P1" draw:layer="layout" svg:width="3.3cm" svg:height="1.029cm" svg:x="2.974cm" svg:y="2.36cm">
          <draw:text-box>
            <text:p text:style-name="P1"><text:span text:style-name="T3">Ontology namespace prefix</text:span></text:p>
          </draw:text-box>
        </draw:frame>
        <draw:frame draw:style-name="gr9" draw:text-style-name="P1" draw:layer="layout" svg:width="3.101cm" svg:height="0.64cm" svg:x="6.1cm" svg:y="7.56cm">
          <draw:text-box draw:corner-radius="0.712cm">
            <text:p text:style-name="P1"><text:span text:style-name="T3">Simulation prefix</text:span></text:p>
          </draw:text-box>
        </draw:frame>
        <draw:custom-shape draw:style-name="gr1" draw:text-style-name="P2" xml:id="id12" draw:id="id12" draw:layer="layout" svg:width="3.7cm" svg:height="1.7cm" svg:x="1.297cm" svg:y="3.599cm">
          <text:p text:style-name="P1"><text:span text:style-name="T1">Child simulation results</text:span></text:p>
          <text:p text:style-name="P1"><text:span text:style-name="T6">(used for combined simulation)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.267cm" svg:y1="6.75cm" svg:x2="3.147cm" svg:y2="5.299cm" draw:start-shape="id8" draw:start-glue-point="3" draw:end-shape="id12" draw:end-glue-point="2" svg:d="m4267 6750h-1120v-1451">
          <text:p/>
        </draw:connector>
        <draw:frame draw:style-name="gr4" draw:text-style-name="P1" draw:layer="layout" svg:width="2.14cm" svg:height="1.029cm" svg:x="1.243cm" svg:y="5.876cm">
          <draw:text-box draw:corner-radius="0.421cm">
            <text:p text:style-name="P1"><text:span text:style-name="T3">Simulation</text:span></text:p>
            <text:p text:style-name="P1"><text:span text:style-name="T3">prefix</text:span></text:p>
          </draw:text-box>
        </draw:frame>
        <draw:connector draw:style-name="gr5" draw:text-style-name="P1" draw:layer="layout" svg:x1="3.147cm" svg:y1="3.599cm" svg:x2="3.147cm" svg:y2="2.199cm" draw:start-shape="id12" draw:start-glue-point="0" draw:end-shape="id9" draw:end-glue-point="2" svg:d="m3147 3599v-1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Close_20_dotted" draw:display-name="Close dotted" draw:style="rect" draw:dots1="1" draw:distance="0.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1T12:11:41.25</meta:creation-date>
    <dc:date>2012-07-20T14:17:38.40</dc:date>
    <meta:editing-duration>PT1H27M41S</meta:editing-duration>
    <meta:editing-cycles>4</meta:editing-cycles>
    <meta:generator>LibreOffice/3.5$Windows_x86 LibreOffice_project/235ab8a-3802056-4a8fed3-2d66ea8-e241b80</meta:generator>
    <meta:document-statistic meta:object-count="37"/>
  </office:meta>
</office:document-meta>
</file>